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Generator.setSuperclass( Class super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Generator.Bean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Generator.nextInstance( Object instan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Generator.addProperty( String name ,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Generator.getDefault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Generator.addProperties( BeanGenerator gen , Map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Generator.getProtection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Generator.firstInstance(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Generator.addProperties( BeanGenerator gen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Generator.addProperties( BeanGenerator gen , PropertyDescriptor [ ] descrip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Generator.creat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Generato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Generator.createHelp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Generator.generateClass( ClassVisitor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